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33cm" fo:min-width="1.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draw:fill="none" fo:min-height="0.7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7cm" fo:min-width="0cm"/>
    </style:style>
    <style:style style:name="gr10" style:family="graphic" style:parent-style-name="standard">
      <style:graphic-properties draw:stroke="dash" draw:stroke-dash="Ultrafine_20_2_20_Dots_20_3_20_Dashes" draw:fill="solid" draw:fill-color="#ffffcc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pr1" style:family="presentation" style:parent-style-name="預設-subtitle">
      <style:graphic-properties draw:fill-color="#ffffff" fo:min-height="16.256cm"/>
    </style:style>
    <style:style style:name="pr2" style:family="presentation" style:parent-style-name="預設-notes">
      <style:graphic-properties draw:fill-color="#ffffff" fo:min-height="13.364cm"/>
    </style:style>
    <style:style style:name="pr3" style:family="presentation" style:parent-style-name="預設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text-properties fo:font-size="18pt"/>
    </style:style>
    <style:style style:name="P4" style:family="paragraph">
      <style:paragraph-properties fo:text-align="center"/>
      <style:text-properties style:font-size-asian="18pt"/>
    </style:style>
    <style:style style:name="P5" style:family="paragraph">
      <style:text-properties style:font-size-asian="18pt"/>
    </style:style>
    <style:style style:name="P6" style:family="paragraph">
      <style:text-properties fo:font-size="16pt" style:font-size-asian="16pt" style:font-size-complex="16pt"/>
    </style:style>
    <style:style style:name="P7" style:family="paragraph">
      <style:text-properties style:font-size-asian="20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32">
        <draw:frame presentation:style-name="pr1" draw:layer="layout" svg:width="25.199cm" svg:height="16.256cm" svg:x="1.4cm" svg:y="0.837cm" presentation:class="subtitle">
          <draw:text-box>
            <text:p>MCU0 微處理器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custom-shape draw:style-name="gr2" draw:text-style-name="P1" draw:layer="layout" svg:width="1.6cm" svg:height="3.6cm" svg:x="7.208cm" svg:y="7.968cm">
          <text:p text:style-name="P1">PC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cm" svg:height="6cm" svg:x="10.429cm" svg:y="6.909cm">
          <draw:glue-point draw:id="4" svg:x="-5cm" svg:y="-4.153cm"/>
          <draw:glue-point draw:id="5" svg:x="-5cm" svg:y="3.18cm"/>
          <text:p text:style-name="P1"/>
          <text:p text:style-name="P1"/>
          <text:p text:style-name="P1">Memory <text:s text:c="3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9cm" svg:y1="9.817cm" svg:x2="10.429cm" svg:y2="9.817cm">
          <text:p/>
        </draw:line>
        <draw:line draw:style-name="gr3" draw:text-style-name="P1" draw:layer="layout" svg:x1="14.029cm" svg:y1="7.4cm" svg:x2="15.558cm" svg:y2="7.4cm">
          <text:p/>
        </draw:line>
        <draw:frame draw:style-name="gr4" draw:layer="layout" svg:width="1.8cm" svg:height="0.963cm" svg:x="14.5cm" svg:y="10.217cm">
          <draw:text-box>
            <text:p>mo</text:p>
          </draw:text-box>
        </draw:frame>
        <draw:custom-shape draw:style-name="gr2" draw:text-style-name="P1" xml:id="id1" draw:id="id1" draw:layer="layout" svg:width="1.8cm" svg:height="3.6cm" svg:x="19.5cm" svg:y="10.817cm">
          <text:p text:style-name="P1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6cm" svg:height="3.6cm" svg:x="16.7cm" svg:y="15.217cm">
          <text:p text:style-name="P1">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029cm" svg:y1="11.017cm" svg:x2="19.5cm" svg:y2="11.017cm">
          <text:p/>
        </draw:line>
        <draw:connector draw:style-name="gr3" draw:text-style-name="P1" draw:layer="layout" svg:x1="17.099cm" svg:y1="8.616cm" svg:x2="20.4cm" svg:y2="10.817cm" draw:end-shape="id1" draw:end-glue-point="0" svg:d="m17099 8616v850h3301v1351">
          <text:p/>
        </draw:connector>
        <draw:frame draw:style-name="gr5" draw:layer="layout" svg:width="2.01cm" svg:height="0.983cm" svg:x="11.49cm" svg:y="13.034cm">
          <draw:text-box>
            <text:p>mw</text:p>
          </draw:text-box>
        </draw:frame>
        <draw:connector draw:style-name="gr3" draw:text-style-name="P1" draw:layer="layout" svg:x1="21.3cm" svg:y1="12.617cm" svg:x2="18.3cm" svg:y2="17.017cm" draw:start-shape="id1" draw:start-glue-point="1" draw:end-shape="id2" draw:end-glue-point="1" svg:d="m21300 12617h501v4400h-3501">
          <text:p/>
        </draw:connector>
        <draw:frame draw:style-name="gr5" draw:layer="layout" svg:width="2.01cm" svg:height="0.983cm" svg:x="16.99cm" svg:y="19.117cm">
          <draw:text-box>
            <text:p>aw</text:p>
          </draw:text-box>
        </draw:frame>
        <draw:frame draw:style-name="gr5" draw:layer="layout" svg:width="2.399cm" svg:height="0.983cm" svg:x="19.401cm" svg:y="14.634cm">
          <draw:text-box>
            <text:p>aluop</text:p>
          </draw:text-box>
        </draw:frame>
        <draw:custom-shape draw:style-name="gr2" draw:text-style-name="P1" xml:id="id4" draw:id="id4" draw:layer="layout" svg:width="2.2cm" svg:height="2.4cm" svg:x="3.5cm" svg:y="6.017cm">
          <text:p text:style-name="P1">Ad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69cm" svg:y1="9.817cm" svg:x2="5.7cm" svg:y2="7.217cm" draw:start-shape="id3" draw:start-glue-point="0" draw:end-shape="id4" draw:end-glue-point="1" svg:d="m9469 9817v-2600h-3769">
          <text:p/>
        </draw:connector>
        <draw:line draw:style-name="gr3" draw:text-style-name="P1" draw:layer="layout" svg:x1="2.253cm" svg:y1="7.194cm" svg:x2="3.517cm" svg:y2="7.194cm">
          <text:p/>
        </draw:line>
        <draw:frame draw:style-name="gr6" draw:layer="layout" svg:width="0.853cm" svg:height="0.963cm" svg:x="1.3cm" svg:y="6.717cm">
          <draw:text-box>
            <text:p>2</text:p>
          </draw:text-box>
        </draw:frame>
        <draw:custom-shape draw:style-name="gr2" draw:text-style-name="P1" draw:layer="layout" svg:width="2cm" svg:height="1.4cm" svg:x="4cm" svg:y="9.417cm">
          <text:p text:style-name="P1">MUX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cm" svg:y1="8.417cm" svg:x2="5cm" svg:y2="9.417cm">
          <text:p/>
        </draw:line>
        <draw:line draw:style-name="gr3" draw:text-style-name="P1" draw:layer="layout" svg:x1="4cm" svg:y1="13.217cm" svg:x2="5.2cm" svg:y2="11.017cm">
          <text:p/>
        </draw:line>
        <draw:frame draw:style-name="gr5" draw:layer="layout" svg:width="1.5cm" svg:height="0.983cm" svg:x="3cm" svg:y="13.217cm">
          <draw:text-box>
            <text:p>C</text:p>
          </draw:text-box>
        </draw:frame>
        <draw:line draw:style-name="gr3" draw:text-style-name="P1" draw:layer="layout" svg:x1="6cm" svg:y1="10.217cm" svg:x2="7.208cm" svg:y2="10.217cm">
          <text:p/>
        </draw:line>
        <draw:frame draw:style-name="gr5" draw:layer="layout" svg:width="2.6cm" svg:height="0.983cm" svg:x="0.8cm" svg:y="9.817cm">
          <draw:text-box>
            <text:p>pcmux</text:p>
          </draw:text-box>
        </draw:frame>
        <draw:custom-shape draw:style-name="gr2" draw:text-style-name="P1" draw:layer="layout" svg:width="1.6cm" svg:height="3.6cm" svg:x="24.5cm" svg:y="10.617cm">
          <text:p text:style-name="P1">SW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3cm" svg:y1="12.617cm" svg:x2="24.5cm" svg:y2="12.617cm">
          <text:p/>
        </draw:line>
        <draw:frame draw:style-name="gr5" draw:layer="layout" svg:width="2.1cm" svg:height="0.983cm" svg:x="24.6cm" svg:y="14.434cm">
          <draw:text-box>
            <text:p>sww</text:p>
          </draw:text-box>
        </draw:frame>
        <draw:custom-shape draw:style-name="gr7" draw:text-style-name="P1" draw:layer="layout" svg:width="0.6cm" svg:height="0.8cm" svg:x="17.3cm" svg:y="18.0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0.714cm" svg:height="0.963cm" svg:x="17.269cm" svg:y="18.087cm">
          <draw:text-box>
            <text:p>-</text:p>
          </draw:text-box>
        </draw:frame>
        <draw:custom-shape draw:style-name="gr7" draw:text-style-name="P1" draw:layer="layout" svg:width="0.6cm" svg:height="0.8cm" svg:x="25.052cm" svg:y="13.4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layer="layout" svg:width="0.714cm" svg:height="0.963cm" svg:x="25.021cm" svg:y="13.487cm">
          <draw:text-box>
            <text:p>-</text:p>
          </draw:text-box>
        </draw:frame>
        <draw:custom-shape draw:style-name="gr7" draw:text-style-name="P1" draw:layer="layout" svg:width="0.6cm" svg:height="0.8cm" svg:x="7.652cm" svg:y="10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692cm" svg:height="2.8cm" svg:x="15.508cm" svg:y="6.4cm">
          <draw:glue-point draw:id="4" svg:x="-5cm" svg:y="2.857cm"/>
          <text:p text:style-name="P1">控制</text:p>
          <text:p text:style-name="P1">單元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7cm" svg:y1="17.017cm" svg:x2="14.129cm" svg:y2="12.118cm" draw:start-shape="id2" draw:start-glue-point="3" draw:end-shape="id5" draw:end-glue-point="1" svg:d="m16700 17017h-1286v-4899h-1285">
          <text:p/>
        </draw:connector>
        <draw:frame draw:style-name="gr8" draw:text-style-name="P1" draw:layer="layout" svg:width="1.137cm" svg:height="0.964cm" svg:x="14.3cm" svg:y="6.408cm">
          <draw:text-box>
            <text:p text:style-name="P1">IR</text:p>
          </draw:text-box>
        </draw:frame>
        <draw:frame draw:style-name="gr8" draw:layer="layout" svg:width="6.8cm" svg:height="1.047cm" svg:x="1.8cm" svg:y="18cm">
          <draw:text-box>
            <text:p>說明：C=IR[11:0]</text:p>
          </draw:text-box>
        </draw:frame>
        <draw:frame draw:style-name="gr8" draw:layer="layout" svg:width="2.365cm" svg:height="0.964cm" svg:x="2.235cm" svg:y="8.517cm">
          <draw:text-box>
            <text:p>pcnext</text:p>
          </draw:text-box>
        </draw:frame>
        <draw:frame draw:style-name="gr8" xml:id="id3" draw:id="id3" draw:layer="layout" svg:width="1.522cm" svg:height="0.964cm" svg:x="8.708cm" svg:y="9.817cm">
          <draw:text-box>
            <text:p>pco</text:p>
          </draw:text-box>
        </draw:frame>
        <draw:frame draw:style-name="gr8" draw:layer="layout" svg:width="1.311cm" svg:height="0.964cm" svg:x="6cm" svg:y="9.053cm">
          <draw:text-box>
            <text:p>pci</text:p>
          </draw:text-box>
        </draw:frame>
        <draw:frame draw:style-name="gr8" draw:layer="layout" svg:width="2.225cm" svg:height="0.964cm" svg:x="21.375cm" svg:y="11.417cm">
          <draw:text-box>
            <text:p>aluout</text:p>
          </draw:text-box>
        </draw:frame>
        <draw:frame draw:style-name="gr8" draw:layer="layout" svg:width="1.615cm" svg:height="0.964cm" svg:x="26.1cm" svg:y="11.617cm">
          <draw:text-box>
            <text:p>swo</text:p>
          </draw:text-box>
        </draw:frame>
        <draw:line draw:style-name="gr3" draw:text-style-name="P1" draw:layer="layout" svg:x1="26.1cm" svg:y1="12.617cm" svg:x2="26.9cm" svg:y2="12.617cm">
          <text:p/>
        </draw:line>
        <draw:frame draw:style-name="gr8" xml:id="id6" draw:id="id6" draw:layer="layout" svg:width="1.205cm" svg:height="0.964cm" svg:x="14.761cm" svg:y="17.017cm">
          <draw:text-box>
            <text:p>ao</text:p>
          </draw:text-box>
        </draw:frame>
        <draw:connector draw:style-name="gr3" draw:text-style-name="P1" draw:layer="layout" svg:x1="15.363cm" svg:y1="17.017cm" svg:x2="19.5cm" svg:y2="12.617cm" draw:start-shape="id6" draw:start-glue-point="0" draw:end-shape="id1" draw:end-glue-point="3" svg:d="m15363 17017v-4400h4137">
          <text:p/>
        </draw:connector>
        <draw:frame draw:style-name="gr6" draw:layer="layout" svg:width="0.875cm" svg:height="0.963cm" svg:x="7.517cm" svg:y="10.885cm">
          <draw:text-box>
            <text:p>+</text:p>
          </draw:text-box>
        </draw:frame>
        <draw:frame presentation:style-name="pr3" draw:layer="layout" svg:width="25.199cm" svg:height="3.506cm" svg:x="1.4cm" svg:y="0.837cm" presentation:class="title">
          <draw:text-box>
            <text:p>圖、 MCU0bm 的區塊設計圖</text:p>
          </draw:text-box>
        </draw:frame>
        <draw:frame draw:style-name="gr8" xml:id="id7" draw:id="id7" draw:layer="layout" svg:width="1.1cm" svg:height="0.964cm" svg:x="15.5cm" svg:y="8.133cm">
          <draw:text-box>
            <text:p>C</text:p>
          </draw:text-box>
        </draw:frame>
        <draw:frame draw:style-name="gr9" xml:id="id5" draw:id="id5" draw:layer="layout" svg:width="1.298cm" svg:height="0.963cm" svg:x="12.831cm" svg:y="11.637cm">
          <draw:text-box>
            <text:p>wd</text:p>
          </draw:text-box>
        </draw:frame>
        <draw:frame draw:style-name="gr6" draw:layer="layout" svg:width="0.993cm" svg:height="0.963cm" svg:x="10.502cm" svg:y="9.037cm">
          <draw:text-box>
            <text:p>i1</text:p>
          </draw:text-box>
        </draw:frame>
        <draw:frame draw:style-name="gr6" draw:layer="layout" svg:width="1.205cm" svg:height="0.963cm" svg:x="13.036cm" svg:y="6.937cm">
          <draw:text-box>
            <text:p>d1</text:p>
          </draw:text-box>
        </draw:frame>
        <draw:frame draw:style-name="gr6" xml:id="id9" draw:id="id9" draw:layer="layout" svg:width="0.993cm" svg:height="0.963cm" svg:x="13.1cm" svg:y="8.137cm">
          <draw:text-box>
            <text:p>i2</text:p>
          </draw:text-box>
        </draw:frame>
        <draw:frame draw:style-name="gr6" draw:layer="layout" svg:width="1.205cm" svg:height="0.963cm" svg:x="13cm" svg:y="10.6cm">
          <draw:text-box>
            <text:p>d2</text:p>
          </draw:text-box>
        </draw:frame>
        <draw:frame draw:style-name="gr6" xml:id="id8" draw:id="id8" draw:layer="layout" svg:width="1.086cm" svg:height="0.963cm" svg:x="13cm" svg:y="9.4cm">
          <draw:text-box>
            <text:p>wi</text:p>
          </draw:text-box>
        </draw:frame>
        <draw:connector draw:style-name="gr3" draw:text-style-name="P1" draw:layer="layout" svg:x1="15.5cm" svg:y1="8.615cm" svg:x2="14.086cm" svg:y2="9.881cm" draw:start-shape="id7" draw:start-glue-point="3" draw:end-shape="id8" draw:end-glue-point="1" svg:d="m15500 8615h-707v1266h-707">
          <text:p/>
        </draw:connector>
        <draw:connector draw:style-name="gr3" draw:text-style-name="P1" draw:layer="layout" svg:x1="15.5cm" svg:y1="8.615cm" svg:x2="14.093cm" svg:y2="8.618cm" draw:start-shape="id7" draw:start-glue-point="3" draw:end-shape="id9" draw:end-glue-point="1" svg:d="m15500 8615h-703v3h-704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custom-shape draw:style-name="gr10" draw:text-style-name="P1" draw:layer="layout" svg:width="13.2cm" svg:height="8.8cm" svg:x="13.8cm" svg:y="11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3.2cm" svg:height="5.8cm" svg:x="9.8cm" svg:y="7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10.8cm" svg:height="4cm" svg:x="6.4cm" svg:y="4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" draw:layer="layout" svg:width="1.192cm" svg:height="2.768cm" svg:x="7.208cm" svg:y="8.4cm">
          <text:p text:style-name="P2">PC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6cm" svg:x="10.429cm" svg:y="6.909cm">
          <draw:glue-point draw:id="4" svg:x="-5cm" svg:y="-4.153cm"/>
          <draw:glue-point draw:id="5" svg:x="-5cm" svg:y="3.18cm"/>
          <text:p text:style-name="P2"/>
          <text:p text:style-name="P2"/>
          <text:p text:style-name="P2">Memory <text:s text:c="3"/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4cm" svg:y1="9.8cm" svg:x2="10.429cm" svg:y2="9.817cm">
          <text:p/>
        </draw:line>
        <draw:line draw:style-name="gr3" draw:text-style-name="P1" draw:layer="layout" svg:x1="14.029cm" svg:y1="7.4cm" svg:x2="15cm" svg:y2="7.4cm">
          <text:p/>
        </draw:line>
        <draw:frame draw:style-name="gr4" draw:text-style-name="P3" draw:layer="layout" svg:width="1.4cm" svg:height="0.963cm" svg:x="17.1cm" svg:y="10.2cm">
          <draw:text-box>
            <text:p text:style-name="P3">mo</text:p>
          </draw:text-box>
        </draw:frame>
        <draw:custom-shape draw:style-name="gr2" draw:text-style-name="P2" xml:id="id11" draw:id="id11" draw:layer="layout" svg:width="1.8cm" svg:height="3.6cm" svg:x="19.5cm" svg:y="10.817cm">
          <text:p text:style-name="P2">AL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xml:id="id12" draw:id="id12" draw:layer="layout" svg:width="1.6cm" svg:height="3.6cm" svg:x="16.7cm" svg:y="15.217cm">
          <text:p text:style-name="P2">A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4.029cm" svg:y1="11.017cm" svg:x2="15.807cm" svg:y2="11cm">
          <text:p/>
        </draw:line>
        <draw:connector draw:style-name="gr3" draw:text-style-name="P1" draw:layer="layout" svg:x1="18.5cm" svg:y1="9.2cm" svg:x2="20.4cm" svg:y2="10.817cm" draw:start-shape="id10" draw:start-glue-point="2" draw:end-shape="id11" draw:end-glue-point="0" svg:d="m18500 9200v809h1900v808">
          <text:p/>
        </draw:connector>
        <draw:frame draw:style-name="gr5" draw:text-style-name="P3" draw:layer="layout" svg:width="2.01cm" svg:height="0.983cm" svg:x="11.49cm" svg:y="12.734cm">
          <draw:text-box>
            <text:p text:style-name="P3">mw</text:p>
          </draw:text-box>
        </draw:frame>
        <draw:connector draw:style-name="gr3" draw:text-style-name="P1" draw:layer="layout" svg:x1="21.3cm" svg:y1="12.617cm" svg:x2="18.3cm" svg:y2="17.017cm" draw:start-shape="id11" draw:start-glue-point="1" draw:end-shape="id12" draw:end-glue-point="1" svg:d="m21300 12617h501v4400h-3501">
          <text:p/>
        </draw:connector>
        <draw:frame draw:style-name="gr5" draw:text-style-name="P3" draw:layer="layout" svg:width="2.01cm" svg:height="0.983cm" svg:x="16.99cm" svg:y="19.117cm">
          <draw:text-box>
            <text:p text:style-name="P3">aw</text:p>
          </draw:text-box>
        </draw:frame>
        <draw:frame draw:style-name="gr5" draw:text-style-name="P3" draw:layer="layout" svg:width="2.399cm" svg:height="0.983cm" svg:x="19.401cm" svg:y="14.634cm">
          <draw:text-box>
            <text:p text:style-name="P3">aluop</text:p>
          </draw:text-box>
        </draw:frame>
        <draw:custom-shape draw:style-name="gr2" draw:text-style-name="P2" xml:id="id14" draw:id="id14" draw:layer="layout" svg:width="2.2cm" svg:height="2.4cm" svg:x="3.5cm" svg:y="6.017cm">
          <text:p text:style-name="P2">Adder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9.469cm" svg:y1="9.817cm" svg:x2="5.7cm" svg:y2="7.217cm" draw:start-shape="id13" draw:start-glue-point="0" draw:end-shape="id14" draw:end-glue-point="1" svg:d="m9469 9817v-2600h-3769">
          <text:p/>
        </draw:connector>
        <draw:line draw:style-name="gr3" draw:text-style-name="P1" draw:layer="layout" svg:x1="2.253cm" svg:y1="7.194cm" svg:x2="3.517cm" svg:y2="7.194cm">
          <text:p/>
        </draw:line>
        <draw:frame draw:style-name="gr6" draw:text-style-name="P3" draw:layer="layout" svg:width="0.853cm" svg:height="0.963cm" svg:x="1.3cm" svg:y="6.717cm">
          <draw:text-box>
            <text:p text:style-name="P3">2</text:p>
          </draw:text-box>
        </draw:frame>
        <draw:custom-shape draw:style-name="gr2" draw:text-style-name="P2" draw:layer="layout" svg:width="2cm" svg:height="1.4cm" svg:x="4cm" svg:y="9.417cm">
          <text:p text:style-name="P2">MUX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5cm" svg:y1="8.417cm" svg:x2="5cm" svg:y2="9.417cm">
          <text:p/>
        </draw:line>
        <draw:line draw:style-name="gr3" draw:text-style-name="P1" draw:layer="layout" svg:x1="4cm" svg:y1="13.217cm" svg:x2="5.2cm" svg:y2="11.017cm">
          <text:p/>
        </draw:line>
        <draw:frame draw:style-name="gr5" draw:text-style-name="P3" draw:layer="layout" svg:width="1.5cm" svg:height="0.983cm" svg:x="3cm" svg:y="13.217cm">
          <draw:text-box>
            <text:p text:style-name="P3">C</text:p>
          </draw:text-box>
        </draw:frame>
        <draw:line draw:style-name="gr3" draw:text-style-name="P1" draw:layer="layout" svg:x1="6cm" svg:y1="10.217cm" svg:x2="7.208cm" svg:y2="10.217cm">
          <text:p/>
        </draw:line>
        <draw:frame draw:style-name="gr5" draw:text-style-name="P3" draw:layer="layout" svg:width="2.6cm" svg:height="0.983cm" svg:x="1.2cm" svg:y="9.6cm">
          <draw:text-box>
            <text:p text:style-name="P3">pcmux</text:p>
          </draw:text-box>
        </draw:frame>
        <draw:custom-shape draw:style-name="gr11" draw:text-style-name="P2" draw:layer="layout" svg:width="1.6cm" svg:height="3.6cm" svg:x="24.5cm" svg:y="10.617cm">
          <text:p text:style-name="P2">SW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3cm" svg:y1="12.617cm" svg:x2="24.5cm" svg:y2="12.617cm">
          <text:p/>
        </draw:line>
        <draw:frame draw:style-name="gr5" draw:text-style-name="P3" draw:layer="layout" svg:width="2.1cm" svg:height="0.983cm" svg:x="24.6cm" svg:y="14.434cm">
          <draw:text-box>
            <text:p text:style-name="P3">sww</text:p>
          </draw:text-box>
        </draw:frame>
        <draw:custom-shape draw:style-name="gr7" draw:text-style-name="P1" draw:layer="layout" svg:width="0.6cm" svg:height="0.8cm" svg:x="17.3cm" svg:y="18.0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0.714cm" svg:height="0.963cm" svg:x="17.269cm" svg:y="18.087cm">
          <draw:text-box>
            <text:p text:style-name="P3">-</text:p>
          </draw:text-box>
        </draw:frame>
        <draw:custom-shape draw:style-name="gr7" draw:text-style-name="P1" draw:layer="layout" svg:width="0.6cm" svg:height="0.8cm" svg:x="25.052cm" svg:y="13.417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0.714cm" svg:height="0.963cm" svg:x="25.021cm" svg:y="13.487cm">
          <draw:text-box>
            <text:p text:style-name="P3">-</text:p>
          </draw:text-box>
        </draw:frame>
        <draw:custom-shape draw:style-name="gr7" draw:text-style-name="P1" draw:layer="layout" svg:width="0.6cm" svg:height="0.8cm" svg:x="7.452cm" svg:y="10.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4" xml:id="id10" draw:id="id10" draw:layer="layout" svg:width="2.6cm" svg:height="2.8cm" svg:x="17.2cm" svg:y="6.4cm">
          <draw:glue-point draw:id="4" svg:x="-5cm" svg:y="2.857cm"/>
          <text:p text:style-name="P4">控制</text:p>
          <text:p text:style-name="P4">單元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line-skew="-0.451cm" svg:x1="16.7cm" svg:y1="17.017cm" svg:x2="14.129cm" svg:y2="12.118cm" draw:start-shape="id12" draw:start-glue-point="3" draw:end-shape="id15" draw:end-glue-point="1" svg:d="m16700 17017h-1737v-4899h-834">
          <text:p/>
        </draw:connector>
        <draw:frame draw:style-name="gr8" draw:text-style-name="P5" draw:layer="layout" svg:width="6.8cm" svg:height="1.047cm" svg:x="2cm" svg:y="18.953cm">
          <draw:text-box>
            <text:p text:style-name="P5">說明：C=IR[11:0]</text:p>
          </draw:text-box>
        </draw:frame>
        <draw:frame draw:style-name="gr8" draw:text-style-name="P3" draw:layer="layout" svg:width="2.365cm" svg:height="0.964cm" svg:x="2.235cm" svg:y="8.517cm">
          <draw:text-box>
            <text:p text:style-name="P3">pcnext</text:p>
          </draw:text-box>
        </draw:frame>
        <draw:frame draw:style-name="gr8" draw:text-style-name="P3" xml:id="id13" draw:id="id13" draw:layer="layout" svg:width="1.522cm" svg:height="0.964cm" svg:x="8.708cm" svg:y="9.817cm">
          <draw:text-box>
            <text:p text:style-name="P3">pco</text:p>
          </draw:text-box>
        </draw:frame>
        <draw:frame draw:style-name="gr8" draw:text-style-name="P3" draw:layer="layout" svg:width="1.311cm" svg:height="0.964cm" svg:x="6cm" svg:y="9.053cm">
          <draw:text-box>
            <text:p text:style-name="P3">pci</text:p>
          </draw:text-box>
        </draw:frame>
        <draw:frame draw:style-name="gr8" draw:text-style-name="P3" draw:layer="layout" svg:width="2.225cm" svg:height="0.964cm" svg:x="21.375cm" svg:y="11.417cm">
          <draw:text-box>
            <text:p text:style-name="P3">aluout</text:p>
          </draw:text-box>
        </draw:frame>
        <draw:frame draw:style-name="gr8" draw:text-style-name="P3" draw:layer="layout" svg:width="1.615cm" svg:height="0.964cm" svg:x="26.1cm" svg:y="11.617cm">
          <draw:text-box>
            <text:p text:style-name="P3">swo</text:p>
          </draw:text-box>
        </draw:frame>
        <draw:line draw:style-name="gr3" draw:text-style-name="P1" draw:layer="layout" svg:x1="26.1cm" svg:y1="12.617cm" svg:x2="26.9cm" svg:y2="12.617cm">
          <text:p/>
        </draw:line>
        <draw:frame draw:style-name="gr8" draw:text-style-name="P3" xml:id="id16" draw:id="id16" draw:layer="layout" svg:width="1.205cm" svg:height="0.964cm" svg:x="14.361cm" svg:y="17.017cm">
          <draw:text-box>
            <text:p text:style-name="P3">ao</text:p>
          </draw:text-box>
        </draw:frame>
        <draw:connector draw:style-name="gr3" draw:text-style-name="P1" draw:layer="layout" svg:x1="14.963cm" svg:y1="17.017cm" svg:x2="19.5cm" svg:y2="12.617cm" draw:start-shape="id16" draw:start-glue-point="0" draw:end-shape="id11" draw:end-glue-point="3" svg:d="m14963 17017v-4400h4537">
          <text:p/>
        </draw:connector>
        <draw:frame draw:style-name="gr6" draw:text-style-name="P3" draw:layer="layout" svg:width="0.875cm" svg:height="0.963cm" svg:x="7.317cm" svg:y="10.485cm">
          <draw:text-box>
            <text:p text:style-name="P3">+</text:p>
          </draw:text-box>
        </draw:frame>
        <draw:frame presentation:style-name="pr3" draw:layer="layout" svg:width="25.199cm" svg:height="3.506cm" svg:x="1.4cm" svg:y="0.837cm" presentation:class="title">
          <draw:text-box>
            <text:p>圖、 MCU0bmp 的區塊設計圖</text:p>
          </draw:text-box>
        </draw:frame>
        <draw:frame draw:style-name="gr8" draw:text-style-name="P3" xml:id="id17" draw:id="id17" draw:layer="layout" svg:width="1.1cm" svg:height="0.964cm" svg:x="17.1cm" svg:y="8.133cm">
          <draw:text-box>
            <text:p text:style-name="P3">C</text:p>
          </draw:text-box>
        </draw:frame>
        <draw:frame draw:style-name="gr9" draw:text-style-name="P3" xml:id="id15" draw:id="id15" draw:layer="layout" svg:width="1.298cm" svg:height="0.963cm" svg:x="12.831cm" svg:y="11.637cm">
          <draw:text-box>
            <text:p text:style-name="P3">wd</text:p>
          </draw:text-box>
        </draw:frame>
        <draw:frame draw:style-name="gr6" draw:text-style-name="P3" draw:layer="layout" svg:width="0.993cm" svg:height="0.963cm" svg:x="10.502cm" svg:y="9.037cm">
          <draw:text-box>
            <text:p text:style-name="P3">i1</text:p>
          </draw:text-box>
        </draw:frame>
        <draw:frame draw:style-name="gr6" draw:text-style-name="P3" draw:layer="layout" svg:width="1.205cm" svg:height="0.963cm" svg:x="13.036cm" svg:y="6.937cm">
          <draw:text-box>
            <text:p text:style-name="P3">d1</text:p>
          </draw:text-box>
        </draw:frame>
        <draw:frame draw:style-name="gr6" draw:text-style-name="P3" xml:id="id19" draw:id="id19" draw:layer="layout" svg:width="0.993cm" svg:height="0.963cm" svg:x="13.1cm" svg:y="8.137cm">
          <draw:text-box>
            <text:p text:style-name="P3">i2</text:p>
          </draw:text-box>
        </draw:frame>
        <draw:frame draw:style-name="gr6" draw:text-style-name="P3" draw:layer="layout" svg:width="1.205cm" svg:height="0.963cm" svg:x="13cm" svg:y="10.6cm">
          <draw:text-box>
            <text:p text:style-name="P3">d2</text:p>
          </draw:text-box>
        </draw:frame>
        <draw:frame draw:style-name="gr6" draw:text-style-name="P3" xml:id="id18" draw:id="id18" draw:layer="layout" svg:width="1.086cm" svg:height="0.963cm" svg:x="13cm" svg:y="9.4cm">
          <draw:text-box>
            <text:p text:style-name="P3">wi</text:p>
          </draw:text-box>
        </draw:frame>
        <draw:connector draw:style-name="gr3" draw:text-style-name="P1" draw:layer="layout" draw:line-skew="-0.643cm" svg:x1="17.1cm" svg:y1="8.615cm" svg:x2="14.086cm" svg:y2="9.881cm" draw:start-shape="id17" draw:start-glue-point="3" draw:end-shape="id18" draw:end-glue-point="1" svg:d="m17100 8615h-2150v1266h-864">
          <text:p/>
        </draw:connector>
        <draw:connector draw:style-name="gr3" draw:text-style-name="P1" draw:layer="layout" svg:x1="17.1cm" svg:y1="8.615cm" svg:x2="14.093cm" svg:y2="8.618cm" draw:start-shape="id17" draw:start-glue-point="3" draw:end-shape="id19" draw:end-glue-point="1" svg:d="m17100 8615h-1503v3h-1504">
          <text:p/>
        </draw:connector>
        <draw:custom-shape draw:style-name="gr12" draw:text-style-name="P2" draw:layer="layout" svg:width="1.192cm" svg:height="2.768cm" svg:x="15cm" svg:y="5.4cm">
          <text:p text:style-name="P2">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cm" svg:height="0.8cm" svg:x="15.244cm" svg:y="7.3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0.875cm" svg:height="0.963cm" svg:x="15.109cm" svg:y="7.485cm">
          <draw:text-box>
            <text:p text:style-name="P3">+</text:p>
          </draw:text-box>
        </draw:frame>
        <draw:custom-shape draw:style-name="gr13" draw:text-style-name="P2" draw:layer="layout" svg:width="1.192cm" svg:height="2.768cm" svg:x="15.807cm" svg:y="9.35cm">
          <text:p text:style-name="P2">M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6cm" svg:height="0.8cm" svg:x="16.051cm" svg:y="11.33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3" draw:layer="layout" svg:width="0.875cm" svg:height="0.963cm" svg:x="15.962cm" svg:y="11.4cm">
          <draw:text-box>
            <text:p text:style-name="P3">+</text:p>
          </draw:text-box>
        </draw:frame>
        <draw:line draw:style-name="gr3" draw:text-style-name="P1" draw:layer="layout" svg:x1="16.999cm" svg:y1="11.1cm" svg:x2="19.5cm" svg:y2="11.1cm">
          <text:p/>
        </draw:line>
        <draw:frame draw:style-name="gr6" draw:layer="layout" svg:width="1.772cm" svg:height="1.047cm" svg:x="10.628cm" svg:y="4.553cm">
          <draw:text-box>
            <text:p>擷取</text:p>
          </draw:text-box>
        </draw:frame>
        <draw:frame draw:style-name="gr6" draw:layer="layout" svg:width="3.042cm" svg:height="1.047cm" svg:x="19.758cm" svg:y="8.8cm">
          <draw:text-box>
            <text:p>解碼執行</text:p>
          </draw:text-box>
        </draw:frame>
        <draw:frame draw:style-name="gr6" draw:layer="layout" svg:width="1.772cm" svg:height="1.047cm" svg:x="22.6cm" svg:y="18.553cm">
          <draw:text-box>
            <text:p>寫回</text:p>
          </draw:text-box>
        </draw:frame>
        <draw:custom-shape draw:style-name="gr12" draw:text-style-name="P2" draw:layer="layout" svg:width="0.992cm" svg:height="0.8cm" svg:x="2.208cm" svg:y="14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88cm" svg:height="0.958cm" svg:x="3.5cm" svg:y="14.6cm">
          <draw:text-box>
            <text:p text:style-name="P6"><text:span text:style-name="T1">擷取階段寫入</text:span></text:p>
          </draw:text-box>
        </draw:frame>
        <draw:custom-shape draw:style-name="gr13" draw:text-style-name="P2" draw:layer="layout" svg:width="0.992cm" svg:height="0.8cm" svg:x="2.2cm" svg:y="1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88cm" svg:height="0.958cm" svg:x="3.492cm" svg:y="15.842cm">
          <draw:text-box>
            <text:p text:style-name="P6"><text:span text:style-name="T1">執行階段寫入</text:span></text:p>
          </draw:text-box>
        </draw:frame>
        <draw:custom-shape draw:style-name="gr11" draw:text-style-name="P2" draw:layer="layout" svg:width="0.992cm" svg:height="0.8cm" svg:x="2.2cm" svg:y="17.0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" draw:text-style-name="P6" draw:layer="layout" svg:width="3.88cm" svg:height="0.958cm" svg:x="3.492cm" svg:y="17.042cm">
          <draw:text-box>
            <text:p text:style-name="P6"><text:span text:style-name="T1">寫回階段寫入</text:span></text:p>
          </draw:text-box>
        </draw:frame>
        <draw:line draw:style-name="gr3" draw:text-style-name="P1" draw:layer="layout" svg:x1="16.229cm" svg:y1="7.4cm" svg:x2="17.2cm" svg:y2="7.4cm">
          <text:p/>
        </draw:line>
        <draw:frame draw:style-name="gr4" draw:text-style-name="P3" draw:layer="layout" svg:width="1.4cm" svg:height="0.963cm" svg:x="14.2cm" svg:y="10.154cm">
          <draw:text-box>
            <text:p text:style-name="P3">mi</text:p>
          </draw:text-box>
        </draw:frame>
        <draw:frame draw:style-name="gr4" draw:text-style-name="P3" draw:layer="layout" svg:width="1.4cm" svg:height="0.963cm" svg:x="14.044cm" svg:y="6.237cm">
          <draw:text-box>
            <text:p text:style-name="P3">iri</text:p>
          </draw:text-box>
        </draw:frame>
        <draw:frame draw:style-name="gr4" draw:text-style-name="P3" draw:layer="layout" svg:width="1.4cm" svg:height="0.963cm" svg:x="16.1cm" svg:y="6.2cm">
          <draw:text-box>
            <text:p text:style-name="P3">iro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4T16:35:47.60</meta:creation-date>
    <dc:date>2014-06-06T13:04:42.80</dc:date>
    <meta:editing-duration>PT9H54M51S</meta:editing-duration>
    <meta:editing-cycles>15</meta:editing-cycles>
    <meta:generator>LibreOffice/3.5$Windows_x86 LibreOffice_project/7122e39-92ed229-498d286-15e43b4-d70da21</meta:generator>
    <meta:document-statistic meta:object-count="158"/>
  </office:meta>
</office:document-meta>
</file>